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2c40" officeooo:paragraph-rsid="00172c40"/>
    </style:style>
    <style:style style:name="P2" style:family="paragraph" style:parent-style-name="Standard">
      <style:text-properties officeooo:rsid="00172c40" officeooo:paragraph-rsid="001846a4"/>
    </style:style>
    <style:style style:name="P3" style:family="paragraph" style:parent-style-name="Standard">
      <style:text-properties officeooo:rsid="00172c40" officeooo:paragraph-rsid="0018742f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72c40" officeooo:paragraph-rsid="00172c40" style:font-weight-asian="bold" style:font-weight-complex="bold"/>
    </style:style>
    <style:style style:name="T1" style:family="text">
      <style:text-properties officeooo:rsid="001846a4"/>
    </style:style>
    <style:style style:name="T2" style:family="text">
      <style:text-properties officeooo:rsid="001874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mensgebung der Strukturen und Variablen in frequenzanaylse.m</text:p>
      <text:p text:style-name="P1"/>
      <text:p text:style-name="P1">strct_config: enthält alle Einstellungen zur aktuellen Auswertung</text:p>
      <text:p text:style-name="P1"><text:tab/> <text:s text:c="8"/></text:p>
      <text:p text:style-name="P1">methode <text:span text:style-name="T2">(user)</text:span><text:tab/>RawDataFileName<text:span text:style-name="T2">(mapp)</text:span><text:tab/>Folder<text:span text:style-name="T2">(mapp)</text:span></text:p>
      <text:p text:style-name="P1">RawDataPath<text:span text:style-name="T2">(mapp)</text:span><text:tab/>unit_x <text:span text:style-name="T2">(mapp)</text:span><text:tab/><text:tab/><text:tab/>unit_y <text:span text:style-name="T2">(mapp)</text:span></text:p>
      <text:p text:style-name="P3">firstSample<text:span text:style-name="T2">(user)</text:span><text:tab/>lastSample<text:span text:style-name="T2">(user)</text:span><text:tab/><text:tab/>hanning<text:span text:style-name="T2">(user)</text:span></text:p>
      <text:p text:style-name="P3">avrg <text:span text:style-name="T2">(user)</text:span><text:tab/><text:tab/>updated<text:tab/><text:tab/><text:tab/>ar <text:span text:style-name="T2">(user)</text:span></text:p>
      <text:p text:style-name="P3">probes<text:tab/><text:span text:style-name="T2">(import)</text:span><text:tab/>yPlusSoll <text:span text:style-name="T2">(user)</text:span><text:tab/><text:tab/>markiert <text:span text:style-name="T2">(user)</text:span></text:p>
      <text:p text:style-name="P1"/>
      <text:p text:style-name="P1">strc<text:span text:style-name="T1">t</text:span>_probes: enthält für jede probe die relevanten Daten</text:p>
      <text:p text:style-name="P2">name<text:tab/><text:tab/><text:tab/>coordinate X<text:tab/><text:tab/><text:span text:style-name="T1">Coordinate </text:span>Y<text:tab/></text:p>
      <text:p text:style-name="P2">yPlus<text:tab/><text:tab/><text:tab/>samples<text:tab/><text:tab/>dx<text:tab/><text:tab/><text:tab/></text:p>
      <text:p text:style-name="P1">rawDataX<text:tab/><text:tab/>processedDataX<text:tab/>psdX</text:p>
      <text:p text:style-name="P1">rawDataY<text:tab/><text:tab/>processedDataY<text:tab/>psdY</text:p>
      <text:p text:style-name="P1">selected<text:tab/><text:tab/>upda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0T12:12:10.557398518</meta:creation-date>
    <meta:generator>LibreOffice/4.2.4.2$Linux_X86_64 LibreOffice_project/420m0$Build-2</meta:generator>
    <dc:date>2014-07-10T15:10:23.683694353</dc:date>
    <meta:editing-duration>P0D</meta:editing-duration>
    <meta:editing-cycles>3</meta:editing-cycles>
    <meta:document-statistic meta:table-count="0" meta:image-count="0" meta:object-count="0" meta:page-count="1" meta:paragraph-count="14" meta:word-count="61" meta:character-count="551" meta:non-whitespace-character-count="473"/>
  </office:meta>
</office:document-meta>
</file>